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Bloch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D. Solis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1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ortland</text:p>
      <text:p text:style-name="P5">State<text:tab/><text:tab/><text:tab/><text:tab/><text:tab/><text:tab/>OR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REV. DR. J. BLOCH/</text:p>
      <text:p text:style-name="P2"><text:tab/>129 FOURTEENTH STREET/</text:p>
      <text:p text:style-name="P3">PORTLAND, OREGON Septbr 21 1983/</text:p>
      <text:p text:style-name="P2"><text:tab/>D. Solis Cohen Esq. City/</text:p>
      <text:p text:style-name="P2">Dear friend. <text:s/>Bearer, Mr Adler is one of the/ Russian refugees, who notwithstanding that/ he has a large family to support, and, also/ had the misfortune to lose his wife--mainted[?]/ a son of his in Berlin, Germany, where/ he is engaged in the study of medicine, and/ will finish in one year.--Now Mr Adler/ has not been able to send his son any thing/ since four months, and the poor fellow/ writes, if a petition from here would be/ send to the Alliance Universelle, in Paris, that/ he might succeed in obtaining a stipend./ <text:s/>The case is certainly one worthy of attention,/ and your standing in that association/ and perhaps with the influence of our/ venerable friend the Rev. Dr. Marais we could/ accomplish the desired end./ <text:s/>Yours very truly/ J Bloc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45:35.32</meta:creation-date>
    <meta:document-statistic meta:table-count="0" meta:image-count="0" meta:object-count="0" meta:page-count="2" meta:paragraph-count="65" meta:word-count="317" meta:character-count="2125"/>
    <dc:date>2011-12-15T14:51:19.89</dc:date>
    <dc:creator>Penn Libraries</dc:creator>
    <meta:editing-duration>PT00H05M44S</meta:editing-duration>
    <meta:editing-cycles>1</meta:editing-cycles>
    <meta:generator>OpenOffice.org/3.2$Win32 OpenOffice.org_project/320m12$Build-9483</meta:generator>
  </office:meta>
</office:document-meta>
</file>